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72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8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24pt" style:font-name-asian="Menlo-Regular" style:font-size-asian="24pt" style:font-name-complex="Menlo-Regular" style:font-size-complex="28pt"/>
    </style:style>
    <style:style style:name="T1" style:family="text">
      <style:text-properties fo:color="#000000" style:text-outline="false" style:text-line-through-style="none" style:text-line-through-type="none" style:font-name="Menlo-Regular" fo:font-style="normal" fo:text-shadow="none" style:text-underline-style="none" fo:font-weight="normal" style:letter-kerning="true" style:font-name-asian="Menlo-Regular" style:font-style-asian="normal" style:font-weight-asian="normal" style:font-name-complex="Menlo-Regula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割り算の余り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2018.6.22 CoderDojo Na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割り算について</text:p>
          </draw:text-box>
        </draw:frame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９÷３＝３　あまり０<text:line-break/>８÷３＝２　あまり２　８ー（３×２）＝２<text:line-break/>３÷８＝０　あまり３　３ー（８×０）＝３<text:line-break/></text:p>
                <text:p/>
                <text:p>では<text:line-break/><text:line-break/>−８÷３＝？　あまり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２　<text:line-break/>あまり　−８ー（３× −２）＝−２<text:line-break/><text:line-break/>あまりがマイナス？<text:line-break/><text:line-break/>あまる？　たりないのでは？<text:line-break/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３<text:line-break/>あまり　−８ー（３× −３）＝１<text:line-break/><text:line-break/>−８より−９（３× −３）のほうが小さい数だから<text:line-break/>あまりはプラスになる<text:line-break/><text:line-break/>商×割る数　＜　割られる数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Python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Pythonでは、あまりは％で演算します<text:line-break/><text:line-break/>&gt;&gt;&gt; ８%３<text:line-break/>&gt;&gt;&gt; ２</text:p>
                <text:p>&gt;&gt;&gt; −８%３<text:line-break/><text:line-break/>？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JavaScript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JavaScriptも、あまりは％で演算します<text:line-break/><text:line-break/>&gt; ８%３<text:line-break/>&lt; ２<text:line-break/><text:line-break/>&gt; ー８%３<text:line-break/>&lt; ？<text:line-break/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あれ！ちがう？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−８%３<text:line-break/>1<text:line-break/>−８ー（３×ー３）＝１<text:line-break/><text:line-break/>JavaScriptでは<text:line-break/>&gt;&gt;&gt; −８%３<text:line-break/>-2<text:line-break/>−８ー（３×ー２）＝−２<text:line-break/><text:line-break/>なぜ？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割る数と割られる数をいれかえ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８%ー３<text:line-break/>−１<text:line-break/>８ー（ー３×ー３）＝ー１<text:line-break/><text:line-break/>JavaScriptでは<text:line-break/>&gt;&gt;&gt; ８%ー３<text:line-break/>2<text:line-break/>８ー（ー３×ー２）＝２<text:line-break/><text:line-break/>なぜ？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Python)</text:p>
              </text:list-header>
            </text:list>
          </draw:text-box>
        </draw:frame>
        <draw:frame presentation:style-name="pr5" draw:text-style-name="P2" draw:layer="layout" svg:width="11.4cm" svg:height="16.1cm" svg:x="1.8cm" svg:y="4.3cm" presentation:class="outline" presentation:user-transformed="true">
          <draw:text-box>
            <text:list text:style-name="L3">
              <text:list-header>
                <text:p text:style-name="P2"><text:span text:style-name="T1">&gt;&gt;&gt; for i in range(-3, 3):</text:span></text:p>
              </text:list-header>
            </text:list>
            <text:p text:style-name="P3">... <text:s text:c="12"/>print(i%3)</text:p>
            <text:p text:style-name="P3">... </text:p>
            <text:p text:style-name="P3"><text:s text:c="12"/>0</text:p>
            <text:p text:style-name="P3"><text:s text:c="12"/>1</text:p>
            <text:p text:style-name="P3"><text:s text:c="12"/>2</text:p>
            <text:p text:style-name="P3"><text:s text:c="12"/>0</text:p>
            <text:p text:style-name="P3"><text:s text:c="12"/>1</text:p>
            <text:p text:style-name="P2"><text:span text:style-name="T1"><text:s text:c="12"/></text:span><text:span text:style-name="T1">2</text:span><text:line-break/></text:p>
          </draw:text-box>
        </draw:frame>
        <draw:frame presentation:style-name="pr5" draw:text-style-name="P2" draw:layer="layout" svg:width="11.4cm" svg:height="16.1cm" svg:x="14.2cm" svg:y="4.3cm" presentation:class="outline" presentation:user-transformed="true">
          <draw:text-box>
            <text:list text:style-name="L3">
              <text:list-header>
                <text:p text:style-name="P2"><text:span text:style-name="T1">&gt;&gt;&gt; for i in range(-3, 3):</text:span></text:p>
              </text:list-header>
            </text:list>
            <text:p text:style-name="P3">... <text:s text:c="12"/>print(i%-3)</text:p>
            <text:p text:style-name="P3">... </text:p>
            <text:p text:style-name="P3"><text:s text:c="12"/>0</text:p>
            <text:p text:style-name="P3"><text:s text:c="12"/>-2</text:p>
            <text:p text:style-name="P3"><text:s text:c="12"/>-1</text:p>
            <text:p text:style-name="P3"><text:s text:c="12"/>0</text:p>
            <text:p text:style-name="P3"><text:s text:c="12"/>-2</text:p>
            <text:p text:style-name="P2"><text:span text:style-name="T1"><text:s text:c="11"/></text:span><text:span text:style-name="T1">-1</text:span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JavaScript)</text:p>
              </text:list-header>
            </text:list>
          </draw:text-box>
        </draw:frame>
        <draw:frame presentation:style-name="pr5" draw:text-style-name="P2" draw:layer="layout" svg:width="11.4cm" svg:height="16.1cm" svg:x="1.8cm" svg:y="4.3cm" presentation:class="outline" presentation:user-transformed="true">
          <draw:text-box>
            <text:list text:style-name="L3">
              <text:list-header>
                <text:p text:style-name="P2"><text:span text:style-name="T1">&gt; for(let i= -3; i&lt;4; i++) {</text:span></text:p>
                <text:p text:style-name="P2"><text:span text:style-name="T1"><text:s text:c="7"/></text:span><text:span text:style-name="T1">console.log(i%3)</text:span><text:span text:style-name="T1"><text:line-break/></text:span><text:span text:style-name="T1"> <text:s text:c="2"/>}</text:span></text:p>
              </text:list-header>
            </text:list>
            <text:p text:style-name="P3"><text:s text:c="12"/>-0</text:p>
            <text:p text:style-name="P3"><text:s text:c="12"/>-2</text:p>
            <text:p text:style-name="P3"><text:s text:c="12"/>-1</text:p>
            <text:p text:style-name="P3"><text:s text:c="13"/>0</text:p>
            <text:p text:style-name="P3"><text:s text:c="13"/>1</text:p>
            <text:p text:style-name="P2"><text:span text:style-name="T1"><text:s text:c="13"/></text:span><text:span text:style-name="T1">2</text:span><text:line-break/></text:p>
          </draw:text-box>
        </draw:frame>
        <draw:frame presentation:style-name="pr5" draw:text-style-name="P2" draw:layer="layout" svg:width="11.4cm" svg:height="16.1cm" svg:x="14cm" svg:y="4.2cm" presentation:class="outline" presentation:user-transformed="true">
          <draw:text-box>
            <text:list text:style-name="L3">
              <text:list-header>
                <text:p text:style-name="P2"><text:span text:style-name="T1">&gt; for(let i= -3; i&lt;4; i++) {</text:span></text:p>
                <text:p text:style-name="P2"><text:span text:style-name="T1"><text:s text:c="7"/></text:span><text:span text:style-name="T1">console.log(i%-3)</text:span><text:span text:style-name="T1"><text:line-break/></text:span><text:span text:style-name="T1"> <text:s text:c="2"/>}</text:span></text:p>
              </text:list-header>
            </text:list>
            <text:p text:style-name="P3"><text:s text:c="12"/>-0</text:p>
            <text:p text:style-name="P3"><text:s text:c="12"/>-2</text:p>
            <text:p text:style-name="P3"><text:s text:c="12"/>-1</text:p>
            <text:p text:style-name="P3"><text:s text:c="13"/>0</text:p>
            <text:p text:style-name="P3"><text:s text:c="13"/>1</text:p>
            <text:p text:style-name="P2"><text:span text:style-name="T1"><text:s text:c="13"/></text:span><text:span text:style-name="T1">2</text:span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それぞれの特徴</text:p>
              </text:list-header>
            </text:list>
          </draw:text-box>
        </draw:frame>
        <draw:frame presentation:style-name="pr5" draw:text-style-name="P2" draw:layer="layout" svg:width="25cm" svg:height="16.1cm" svg:x="1.8cm" svg:y="4.3cm" presentation:class="outline" presentation:user-transformed="true">
          <draw:text-box>
            <text:list text:style-name="L3">
              <text:list-header>
                <text:p>Python<text:line-break/>・１ずつ増加する値を割ると、あまりがくり返す数に　なる（割られる数の符号が変わっても）<text:line-break/><text:line-break/>・割られる数と割る数のとちらがマイナスになるかに　よって、あまりの値が変わる<text:line-break/><text:line-break/>JavaScript<text:line-break/>・１ずつ増加する値を割ると、あまりがくり返す数に　なる（割られる数の符号が変わると繰り返さない）<text:line-break/><text:line-break/>・割られる数と割る数のとちらがマイナスになっても　あまりの値が変わらない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1:05:12.412260927</meta:creation-date>
    <meta:editing-duration>PT25M</meta:editing-duration>
    <meta:editing-cycles>3</meta:editing-cycles>
    <meta:generator>LibreOffice/5.4.5.1$MacOSX_X86_64 LibreOffice_project/79c9829dd5d8054ec39a82dc51cd9eff340dbee8</meta:generator>
    <dc:date>2018-06-22T22:48:36.446476327</dc:date>
    <meta:document-statistic meta:object-count="80"/>
  </office:meta>
</office:document-meta>
</file>